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hancedRepeaterJXPathBinding.doLoad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nhancedRepeaterJXPathBinding.EnhancedRepeaterJXPathBinding( CommonAttributes commonAtts , String repeaterId , String repeaterPath , String rowPath , String rowPathForInsert , JXPathBindingBase [ ] childBindings , JXPathBindingBase insertBinding , JXPathBindingBase [ ] deleteBindings , JXPathBindingBase [ ] identityBindings , String 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hancedRepeaterJXPathBinding.doSave( Widget frmModel , JXPathContext jxp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